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Aptos Display" svg:font-family="Aptos Display" style:font-family-generic="swiss" style:font-pitch="variable" svg:panose-1="2 11 0 4 2 2 2 2 2 4"/>
    <style:font-face style:name="Andale Mono" svg:font-family="Andale Mono" style:font-family-generic="modern" style:font-pitch="fixed" svg:panose-1="2 11 5 9 0 0 0 0 0 4"/>
    <style:font-face style:name="Helvetica" svg:font-family="Helvetica" style:font-family-generic="system" style:font-pitch="variable" svg:panose-1="0 0 0 0 0 0 0 0 0 0"/>
    <style:font-face style:name="OpenSymbol" style:font-charset="x-symbol" svg:font-family="OpenSymbol" style:font-family-generic="system" svg:panose-1="2 11 6 4 2 2 2 2 2 4"/>
  </office:font-face-decls>
  <office:automatic-styles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/>
      <style:text-properties style:language-asian="ru" style:country-asian="RU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P50" style:parent-style-name="Standard" style:list-style-name="LFO17" style:family="paragraph"/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Standard" style:list-style-name="LFO17" style:family="paragraph"/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Standard" style:list-style-name="LFO17" style:family="paragraph"/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P66" style:parent-style-name="Standard" style:list-style-name="LFO17" style:family="paragraph"/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Standard" style:list-style-name="LFO17" style:family="paragraph"/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P75" style:parent-style-name="Standard" style:list-style-name="LFO17" style:family="paragraph"/>
    <style:style style:name="T76" style:parent-style-name="Основнойшрифтабзаца" style:family="text">
      <style:text-properties fo:language="en" fo:country="US"/>
    </style:style>
    <style:style style:name="P77" style:parent-style-name="Standard" style:list-style-name="LFO17" style:family="paragraph"/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Standard" style:list-style-name="LFO17" style:family="paragraph"/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P91" style:parent-style-name="Standard" style:list-style-name="LFO17" style:family="paragraph"/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Standard" style:list-style-name="LFO17" style:family="paragraph"/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Standard" style:list-style-name="LFO17" style:family="paragraph"/>
    <style:style style:name="P102" style:parent-style-name="Standard" style:list-style-name="LFO17" style:family="paragraph"/>
    <style:style style:name="P103" style:parent-style-name="Standard" style:list-style-name="LFO17" style:family="paragraph"/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P107" style:parent-style-name="Заголовок3" style:family="paragraph">
      <style:text-properties fo:language="en" fo:country="US"/>
    </style:style>
    <style:style style:name="TableColumn109" style:family="table-column">
      <style:table-column-properties style:column-width="3.343in"/>
    </style:style>
    <style:style style:name="TableColumn110" style:family="table-column">
      <style:table-column-properties style:column-width="3.343in"/>
    </style:style>
    <style:style style:name="Table108" style:family="table">
      <style:table-properties style:width="6.6861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116" style:parent-style-name="Основнойшрифтабзаца" style:family="text">
      <style:text-properties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text-properties fo:language="en" fo:country="US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text-properties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text-properties fo:language="en" fo:country="US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text-properties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text-properties fo:language="en" fo:country="US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text-properties fo:language="en" fo:country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text-properties fo:language="en" fo:country="US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136" style:parent-style-name="Основнойшрифтабзаца" style:family="text">
      <style:text-properties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text-properties fo:language="en" fo:country="US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text-properties fo:language="en" fo:country="US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text-properties fo:language="en" fo:country="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text-properties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text-properties fo:language="en" fo:country="U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text-properties fo:language="en" fo:country="US"/>
    </style:style>
    <style:style style:name="P154" style:parent-style-name="Заголовок3" style:family="paragraph">
      <style:text-properties fo:language="en" fo:country="US"/>
    </style:style>
    <style:style style:name="TableColumn156" style:family="table-column">
      <style:table-column-properties style:column-width="3.343in"/>
    </style:style>
    <style:style style:name="TableColumn157" style:family="table-column">
      <style:table-column-properties style:column-width="3.343in"/>
    </style:style>
    <style:style style:name="Table155" style:family="table">
      <style:table-properties style:width="6.6861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163" style:parent-style-name="Основнойшрифтабзаца" style:family="text"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text-properties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text-properties fo:language="en" fo:country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text-properties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181" style:parent-style-name="Основнойшрифтабзаца" style:family="text">
      <style:text-properties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text-properties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text-properties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text-properties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96" style:family="table-column">
      <style:table-column-properties style:column-width="3.343in"/>
    </style:style>
    <style:style style:name="TableColumn197" style:family="table-column">
      <style:table-column-properties style:column-width="3.343in"/>
    </style:style>
    <style:style style:name="Table195" style:family="table">
      <style:table-properties style:width="6.6861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ableColumn234" style:family="table-column">
      <style:table-column-properties style:column-width="3.343in"/>
    </style:style>
    <style:style style:name="TableColumn235" style:family="table-column">
      <style:table-column-properties style:column-width="3.343in"/>
    </style:style>
    <style:style style:name="Table233" style:family="table">
      <style:table-properties style:width="6.6861in" fo:margin-left="0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239" style:parent-style-name="Основнойшрифтабзаца" style:family="text">
      <style:text-properties fo:language="ru" fo:country="RU"/>
    </style:style>
    <style:style style:name="T240" style:parent-style-name="Основнойшрифтабзаца" style:family="text">
      <style:text-properties fo:language="ru" fo:country="RU"/>
    </style:style>
    <style:style style:name="T241" style:parent-style-name="Основнойшрифтабзаца" style:family="text">
      <style:text-properties fo:language="ru" fo:country="RU"/>
    </style:style>
    <style:style style:name="T242" style:parent-style-name="Основнойшрифтабзаца" style:family="text">
      <style:text-properties fo:language="ru" fo:country="RU"/>
    </style:style>
    <style:style style:name="T243" style:parent-style-name="Основнойшрифтабзаца" style:family="text">
      <style:text-properties style:text-position="sub 64.2%" fo:language="ru" fo:country="RU"/>
    </style:style>
    <style:style style:name="T244" style:parent-style-name="Основнойшрифтабзаца" style:family="text">
      <style:text-properties fo:language="ru" fo:country="RU"/>
    </style:style>
    <style:style style:name="T245" style:parent-style-name="Основнойшрифтабзаца" style:family="text">
      <style:text-properties fo:language="ru" fo:country="RU"/>
    </style:style>
    <style:style style:name="P246" style:parent-style-name="Обычный" style:family="paragraph">
      <style:text-properties fo:language="ru" fo:country="RU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250" style:parent-style-name="Основнойшрифтабзаца" style:family="text">
      <style:text-properties fo:language="ru" fo:country="RU"/>
    </style:style>
    <style:style style:name="T251" style:parent-style-name="Основнойшрифтабзаца" style:family="text">
      <style:text-properties fo:language="ru" fo:country="RU"/>
    </style:style>
    <style:style style:name="T252" style:parent-style-name="Основнойшрифтабзаца" style:family="text">
      <style:text-properties fo:language="ru" fo:country="RU"/>
    </style:style>
    <style:style style:name="P253" style:parent-style-name="Обычный" style:family="paragraph">
      <style:text-properties fo:language="ru" fo:country="RU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257" style:parent-style-name="Основнойшрифтабзаца" style:family="text">
      <style:text-properties fo:language="ru" fo:country="RU"/>
    </style:style>
    <style:style style:name="T258" style:parent-style-name="Основнойшрифтабзаца" style:family="text">
      <style:text-properties fo:language="ru" fo:country="RU"/>
    </style:style>
    <style:style style:name="T259" style:parent-style-name="Основнойшрифтабзаца" style:family="text">
      <style:text-properties fo:language="ru" fo:country="RU"/>
    </style:style>
    <style:style style:name="T260" style:parent-style-name="Основнойшрифтабзаца" style:family="text">
      <style:text-properties fo:language="ru" fo:country="RU"/>
    </style:style>
    <style:style style:name="T261" style:parent-style-name="Основнойшрифтабзаца" style:family="text">
      <style:text-properties fo:language="ru" fo:country="RU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265" style:parent-style-name="Основнойшрифтабзаца" style:family="text">
      <style:text-properties fo:language="ru" fo:country="RU"/>
    </style:style>
    <style:style style:name="T266" style:parent-style-name="Основнойшрифтабзаца" style:family="text">
      <style:text-properties fo:language="ru" fo:country="RU"/>
    </style:style>
    <style:style style:name="T267" style:parent-style-name="Основнойшрифтабзаца" style:family="text">
      <style:text-properties fo:language="ru" fo:country="RU"/>
    </style:style>
    <style:style style:name="T268" style:parent-style-name="Основнойшрифтабзаца" style:family="text">
      <style:text-properties fo:language="ru" fo:country="RU"/>
    </style:style>
    <style:style style:name="T269" style:parent-style-name="Основнойшрифтабзаца" style:family="text">
      <style:text-properties fo:language="ru" fo:country="RU"/>
    </style:style>
    <style:style style:name="P270" style:parent-style-name="Обычный" style:family="paragraph">
      <style:text-properties fo:language="ru" fo:country="RU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274" style:parent-style-name="Основнойшрифтабзаца" style:family="text">
      <style:text-properties fo:language="ru" fo:country="RU"/>
    </style:style>
    <style:style style:name="T275" style:parent-style-name="Основнойшрифтабзаца" style:family="text">
      <style:text-properties fo:language="ru" fo:country="RU"/>
    </style:style>
    <style:style style:name="T276" style:parent-style-name="Основнойшрифтабзаца" style:family="text">
      <style:text-properties fo:language="ru" fo:country="RU"/>
    </style:style>
    <style:style style:name="T277" style:parent-style-name="Основнойшрифтабзаца" style:family="text">
      <style:text-properties fo:language="ru" fo:country="RU"/>
    </style:style>
    <style:style style:name="T278" style:parent-style-name="Основнойшрифтабзаца" style:family="text">
      <style:text-properties fo:language="ru" fo:country="RU"/>
    </style:style>
    <style:style style:name="P279" style:parent-style-name="Обычный" style:family="paragraph">
      <style:text-properties fo:language="ru" fo:country="RU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283" style:parent-style-name="Основнойшрифтабзаца" style:family="text">
      <style:text-properties fo:language="ru" fo:country="RU"/>
    </style:style>
    <style:style style:name="T284" style:parent-style-name="Основнойшрифтабзаца" style:family="text">
      <style:text-properties fo:language="ru" fo:country="RU"/>
    </style:style>
    <style:style style:name="T285" style:parent-style-name="Основнойшрифтабзаца" style:family="text">
      <style:text-properties fo:language="ru" fo:country="RU"/>
    </style:style>
    <style:style style:name="P286" style:parent-style-name="Обычный" style:family="paragraph">
      <style:text-properties fo:language="ru" fo:country="RU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290" style:parent-style-name="Основнойшрифтабзаца" style:family="text">
      <style:text-properties fo:language="ru" fo:country="RU"/>
    </style:style>
    <style:style style:name="T291" style:parent-style-name="Основнойшрифтабзаца" style:family="text">
      <style:text-properties fo:language="ru" fo:country="RU"/>
    </style:style>
    <style:style style:name="T292" style:parent-style-name="Основнойшрифтабзаца" style:family="text">
      <style:text-properties fo:language="ru" fo:country="RU"/>
    </style:style>
    <style:style style:name="T293" style:parent-style-name="Основнойшрифтабзаца" style:family="text">
      <style:text-properties fo:language="ru" fo:country="RU"/>
    </style:style>
    <style:style style:name="T294" style:parent-style-name="Основнойшрифтабзаца" style:family="text">
      <style:text-properties fo:language="ru" fo:country="RU"/>
    </style:style>
    <style:style style:name="T295" style:parent-style-name="Основнойшрифтабзаца" style:family="text">
      <style:text-properties fo:language="ru" fo:country="RU"/>
    </style:style>
    <style:style style:name="T296" style:parent-style-name="Основнойшрифтабзаца" style:family="text">
      <style:text-properties fo:language="ru" fo:country="RU"/>
    </style:style>
    <style:style style:name="T297" style:parent-style-name="Основнойшрифтабзаца" style:family="text">
      <style:text-properties fo:language="ru" fo:country="RU"/>
    </style:style>
    <style:style style:name="T298" style:parent-style-name="Основнойшрифтабзаца" style:family="text">
      <style:text-properties fo:language="ru" fo:country="RU"/>
    </style:style>
    <style:style style:name="T299" style:parent-style-name="Основнойшрифтабзаца" style:family="text">
      <style:text-properties fo:language="ru" fo:country="RU"/>
    </style:style>
    <style:style style:name="P300" style:parent-style-name="Обычный" style:family="paragraph">
      <style:text-properties fo:language="ru" fo:country="RU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304" style:parent-style-name="Основнойшрифтабзаца" style:family="text">
      <style:text-properties fo:language="ru" fo:country="RU"/>
    </style:style>
    <style:style style:name="T305" style:parent-style-name="Основнойшрифтабзаца" style:family="text">
      <style:text-properties fo:language="ru" fo:country="RU"/>
    </style:style>
    <style:style style:name="T306" style:parent-style-name="Основнойшрифтабзаца" style:family="text">
      <style:text-properties fo:language="ru" fo:country="RU"/>
    </style:style>
    <style:style style:name="T307" style:parent-style-name="Основнойшрифтабзаца" style:family="text">
      <style:text-properties fo:language="ru" fo:country="RU"/>
    </style:style>
    <style:style style:name="T308" style:parent-style-name="Основнойшрифтабзаца" style:family="text">
      <style:text-properties fo:language="ru" fo:country="RU"/>
    </style:style>
    <style:style style:name="T309" style:parent-style-name="Основнойшрифтабзаца" style:family="text">
      <style:text-properties fo:language="ru" fo:country="RU"/>
    </style:style>
    <style:style style:name="T310" style:parent-style-name="Основнойшрифтабзаца" style:family="text">
      <style:text-properties fo:language="ru" fo:country="RU"/>
    </style:style>
    <style:style style:name="T311" style:parent-style-name="Основнойшрифтабзаца" style:family="text">
      <style:text-properties fo:language="ru" fo:country="RU"/>
    </style:style>
    <style:style style:name="T312" style:parent-style-name="Основнойшрифтабзаца" style:family="text">
      <style:text-properties fo:language="ru" fo:country="RU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316" style:parent-style-name="Основнойшрифтабзаца" style:family="text">
      <style:text-properties fo:language="ru" fo:country="RU"/>
    </style:style>
    <style:style style:name="T317" style:parent-style-name="Основнойшрифтабзаца" style:family="text">
      <style:text-properties fo:language="ru" fo:country="RU"/>
    </style:style>
    <style:style style:name="T318" style:parent-style-name="Основнойшрифтабзаца" style:family="text">
      <style:text-properties fo:language="ru" fo:country="RU"/>
    </style:style>
    <style:style style:name="T319" style:parent-style-name="Основнойшрифтабзаца" style:family="text">
      <style:text-properties fo:language="ru" fo:country="RU"/>
    </style:style>
    <style:style style:name="T320" style:parent-style-name="Основнойшрифтабзаца" style:family="text">
      <style:text-properties fo:language="ru" fo:country="RU"/>
    </style:style>
    <style:style style:name="T321" style:parent-style-name="Основнойшрифтабзаца" style:family="text">
      <style:text-properties fo:language="ru" fo:country="RU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325" style:parent-style-name="Основнойшрифтабзаца" style:family="text">
      <style:text-properties fo:language="ru" fo:country="RU"/>
    </style:style>
    <style:style style:name="T326" style:parent-style-name="Основнойшрифтабзаца" style:family="text">
      <style:text-properties fo:language="ru" fo:country="RU"/>
    </style:style>
    <style:style style:name="T327" style:parent-style-name="Основнойшрифтабзаца" style:family="text">
      <style:text-properties fo:language="ru" fo:country="RU"/>
    </style:style>
    <style:style style:name="T328" style:parent-style-name="Основнойшрифтабзаца" style:family="text">
      <style:text-properties fo:language="ru" fo:country="RU"/>
    </style:style>
    <style:style style:name="T329" style:parent-style-name="Основнойшрифтабзаца" style:family="text">
      <style:text-properties fo:language="ru" fo:country="RU"/>
    </style:style>
    <style:style style:name="T330" style:parent-style-name="Основнойшрифтабзаца" style:family="text">
      <style:text-properties fo:language="ru" fo:country="RU"/>
    </style:style>
    <style:style style:name="T331" style:parent-style-name="Основнойшрифтабзаца" style:family="text">
      <style:text-properties fo:language="ru" fo:country="RU"/>
    </style:style>
    <style:style style:name="T332" style:parent-style-name="Основнойшрифтабзаца" style:family="text">
      <style:text-properties fo:language="ru" fo:country="RU"/>
    </style:style>
    <style:style style:name="T333" style:parent-style-name="Основнойшрифтабзаца" style:family="text">
      <style:text-properties fo:language="ru" fo:country="RU"/>
    </style:style>
    <style:style style:name="T334" style:parent-style-name="Основнойшрифтабзаца" style:family="text">
      <style:text-properties fo:language="ru" fo:country="RU"/>
    </style:style>
    <style:style style:name="P335" style:parent-style-name="Обычный" style:family="paragraph">
      <style:text-properties fo:language="ru" fo:country="RU"/>
    </style:style>
    <style:style style:name="P336" style:parent-style-name="Обычный" style:family="paragraph">
      <style:text-properties fo:language="ru" fo:country="RU"/>
    </style:style>
    <style:style style:name="P337" style:parent-style-name="Обычный" style:family="paragraph">
      <style:text-properties fo:language="ru" fo:country="RU"/>
    </style:style>
  </office:automatic-styles>
  <office:body>
    <office:text text:use-soft-page-breaks="true">
      <text:h text:style-name="P1" text:outline-level="1">Отладка</text:h>
      <text:h text:style-name="Заголовок2" text:outline-level="2">Задание 1</text:h>
      <text:h text:style-name="Заголовок3" text:outline-level="3"><text:span text:style-name="T2">task</text:span>_01.<text:span text:style-name="T3">c</text:span></text:h>
      <text:p text:style-name="Обычный">Запустили gdb, вывели часть программы. Выявили, что за вычисления отвечает функция factorial, поэтому поставили точку останова на данную функцию<text:span text:style-name="T4">.<text:s/></text:span><text:span text:style-name="T5">Вывели фрагмент кода функции, увидели,</text:span><text:span text:style-name="T6"><text:s/>что цикл<text:s/></text:span>while<text:span text:style-name="T7"><text:s/></text:span><text:span text:style-name="T8">будет выполняться пока переменная<text:s/></text:span>n<text:span text:style-name="T9"><text:s/></text:span><text:span text:style-name="T10">не равна 0, причем<text:s/></text:span>n<text:span text:style-name="T11"><text:s/>уменьшается после проверки из-за этого при последней итерации цикла переменная<text:s/></text:span>result<text:span text:style-name="T12"><text:s/></text:span><text:span text:style-name="T13">умножается на 0</text:span><text:span text:style-name="T14">.<text:s/></text:span><text:span text:style-name="T15">Для проверки используем точку останова с условием<text:s/></text:span>n<text:span text:style-name="T16"><text:s/>= 1</text:span><text:span text:style-name="T17">.</text:span></text:p>
      <text:h text:style-name="Заголовок3" text:outline-level="3"><text:span text:style-name="T18">task</text:span>_02.<text:span text:style-name="T19">c</text:span></text:h>
      <text:p text:style-name="Обычный"><text:span text:style-name="T20">Запустили<text:s/></text:span>gdb<text:span text:style-name="T21">, включили режим<text:s/></text:span>tui<text:span text:style-name="T22">.<text:s/></text:span><text:span text:style-name="T23">Увидели, что<text:s/></text:span><text:span text:style-name="T24">цикл на строке 16 отвечает за заполнение массива, поставили тоску останова на строку 16. Цикл на 26 строке отвечает за вывод массива, поставили точку останова на строку 26</text:span><text:span text:style-name="T25">.<text:s/></text:span><text:span text:style-name="T26">Запустили программу, командной<text:s/></text:span>next<text:span text:style-name="T27"><text:s/></text:span><text:span text:style-name="T28">дошли до строки с заполнением массива. Заметили, что индекс массива это константное значение.</text:span><text:span text:style-name="T29"><text:s/></text:span><text:span text:style-name="T30">Перешли ко второй точке останова при помощи команды<text:s/></text:span>continue<text:span text:style-name="T31">. Заметили, что в цикле переменная<text:s/></text:span>i<text:span text:style-name="T32"><text:s/></text:span><text:span text:style-name="T33">начинается не с 0, а с 1.</text:span><text:span text:style-name="T34"><text:s/>Поставили точку останова на функцию<text:s/></text:span>get<text:span text:style-name="T35">_</text:span>average<text:span text:style-name="T36">.<text:s/></text:span><text:span text:style-name="T37">Выполнили пошаговое выполнение и заметили, что цикл никогда не будет выполняться, потому что условие цикла всегда будет ложно</text:span><text:span text:style-name="T38">.<text:s/></text:span><text:span text:style-name="T39">Поставили точку останова на функцию<text:s/></text:span>get<text:span text:style-name="T40">_</text:span>max<text:span text:style-name="T41">.<text:s/></text:span><text:span text:style-name="T42">Выполнили пошаговое выполнение и заметили, что в теле цикла сравнение выполнено для поиска минимума.</text:span></text:p>
      <text:h text:style-name="Заголовок3" text:outline-level="3"><text:span text:style-name="T43">task</text:span>_03.<text:span text:style-name="T44">c</text:span></text:h>
      <text:p text:style-name="Standard">Запустили<text:s/><text:span text:style-name="T45">gdb</text:span>,<text:s/>при помощи<text:s/><text:span text:style-name="T46">info</text:span><text:s/><text:span text:style-name="T47">function</text:span><text:s/>определили название функции для выполнения деления. Поставили точку останова на функцию<text:s/><text:span text:style-name="T48">div</text:span>.<text:s/>Заметили, что при втором запуске данной функции<text:s/>формальный аргумент<text:s/><text:span text:style-name="T49">b</text:span><text:s/>равен 0.</text:p>
      <text:h text:style-name="Заголовок3" text:outline-level="3">Ответы на вопросы</text:h>
      <text:list text:style-name="LFO17" text:continue-numbering="true">
        <text:list-item>
          <text:p text:style-name="P50">Для работы<text:s/><text:span text:style-name="T51">gdb</text:span><text:s/>нужно компилировать программу с ключом<text:s/>-<text:span text:style-name="T52">g</text:span>.<text:s/>Если собрать без этого ключа, то команда<text:s/><text:span text:style-name="T53">gdb</text:span><text:s/>&lt;исполняемый_фалй&gt;<text:s/>выполниться,<text:s/><text:span text:style-name="T54">gdb</text:span><text:s/>начнет работу, но будет предупреждение о том, что<text:s/><text:span text:style-name="T55">debugging</text:span><text:s/><text:span text:style-name="T56">symbols</text:span><text:s/>не найдены в исполняемом файле и при попытке запустить приложение появиться ошибка</text:p>
        </text:list-item>
        <text:list-item>
          <text:p text:style-name="P57">Команда<text:s/><text:span text:style-name="T58">gdb</text:span><text:s/>&lt;исполняемый_фалй&gt;<text:s/>запускает программу под отладчиком.<text:s/>Команда<text:s/><text:span text:style-name="T59">q</text:span><text:s/>или<text:s/><text:span text:style-name="T60">quit</text:span><text:s/>досрочно завершают работу отладчика</text:p>
        </text:list-item>
        <text:list-item>
          <text:p text:style-name="P61">Команда<text:s/><text:span text:style-name="T62">list</text:span><text:s/><text:span text:style-name="T63">N</text:span><text:s/>используется для вывода строк окружающих<text:s/><text:span text:style-name="T64">N</text:span>-ю строку, если<text:s/><text:span text:style-name="T65">N</text:span><text:s/>не указано, будет использоваться строка на которой в данный момент остановился отладчик</text:p>
        </text:list-item>
        <text:list-item>
          <text:p text:style-name="P66">Команда<text:s/><text:span text:style-name="T67">print</text:span><text:s/>&lt;имя_переменной&gt;<text:s/>выведет значение указанной переменной.<text:s/>Команда<text:s/><text:span text:style-name="T68">info</text:span><text:s/><text:span text:style-name="T69">local</text:span><text:s/>выведет значение всех переменных в области видимости. Команда<text:s/><text:span text:style-name="T70">info</text:span><text:s/><text:span text:style-name="T71">args</text:span><text:s/>выведет значение переменных используемых в качестве аргументов функции</text:p>
        </text:list-item>
        <text:list-item>
          <text:p text:style-name="P72">Команды<text:s/><text:span text:style-name="T73">next</text:span><text:s/>делает шаг, не заходят в функцию.<text:s/>Команда<text:s/><text:span text:style-name="T74">step</text:span>,<text:s/>делает шаг и заходит в функцию</text:p>
        </text:list-item>
        <text:list-item>
          <text:p text:style-name="P75">Команда<text:s/><text:span text:style-name="T76">bt</text:span><text:s/>выводит стек вызова, позволяя понять какие функции были вызваны<text:s/>для того чтобы попасть к точке останова.<text:s/></text:p>
        </text:list-item>
        <text:list-item>
          <text:p text:style-name="P77">Точки останова:<text:s/><text:span text:style-name="T78">break</text:span><text:s/>14<text:span text:style-name="T79"> </text:span>–<text:span text:style-name="T80"> </text:span>на строке 14,<text:s/><text:span text:style-name="T81">break</text:span><text:s/><text:span text:style-name="T82">main</text:span><text:s/>–<text:s/>на строке начал вызова функции<text:s/><text:span text:style-name="T83">main</text:span></text:p>
        </text:list-item>
        <text:list-item>
          <text:p text:style-name="P84">Временная точка останова – точка останова, которая сработает только один раз.<text:s/>Временная точка останова:<text:s/><text:span text:style-name="T85">tbreak</text:span><text:s/>14<text:span text:style-name="T86"> </text:span>–<text:span text:style-name="T87"> </text:span>на строке 14,<text:s/><text:span text:style-name="T88">tbreak</text:span><text:s/><text:span text:style-name="T89">main</text:span><text:s/>–<text:s/>на строке начал вызова функции<text:s/><text:span text:style-name="T90">main</text:span></text:p>
        </text:list-item>
        <text:list-item>
          <text:p text:style-name="P91">Для отключения<text:s/><text:span text:style-name="T92">disable</text:span><text:s/>&lt;номер&gt;,<text:s/>для включения<text:s/><text:span text:style-name="T93">enable</text:span><text:s/>&lt;номер&gt;,<text:s/>для пропуска<text:s/><text:span text:style-name="T94">N</text:span><text:s/>раз<text:s/><text:span text:style-name="T95">ignore</text:span><text:s/>&lt;номер&gt;<text:s/>&lt;<text:span text:style-name="T96">N</text:span>&gt;</text:p>
        </text:list-item>
        <text:list-item>
          <text:p text:style-name="P97">Создание точки останова с условием<text:s/><text:span text:style-name="T98">break</text:span><text:s/>&lt;позиция&gt;<text:s/><text:span text:style-name="T99">if</text:span><text:s/>&lt;условие&gt;.<text:s/>Для добавления существующей точке условия<text:s/><text:span text:style-name="T100">condition</text:span><text:s/>&lt;номер&gt; &lt;условие&gt;,<text:s/>если не указывать условие, то точка перестанет быть условной точкой останова</text:p>
        </text:list-item>
        <text:list-item>
          <text:p text:style-name="P101">Точки реагируют на изменения выражений, а точки останова устанавливаются на конкретные строки.<text:s/></text:p>
        </text:list-item>
        <text:list-item>
          <text:p text:style-name="P102">Функция принимает в качестве аргумента массив, и должна вернуть сумму положительных чисел, но вернула отрицательное значение. В данном примере удобно использовать точку наблюдения за переменной хранящей сумму положительных элементов массива.</text:p>
        </text:list-item>
        <text:list-item>
          <text:p text:style-name="P103">С посмощью<text:s/><text:span text:style-name="T104">x</text:span><text:s/>/<text:span text:style-name="T105">Nbx</text:span>, где<text:s/><text:span text:style-name="T106">N</text:span><text:s/>–<text:s/>количество байт.</text:p>
        </text:list-item>
      </text:list>
      <text:h text:style-name="Заголовок2" text:outline-level="2">Задание 2</text:h>
      <text:h text:style-name="P107" text:outline-level="3">Fedora 41, gcc 14.2.1</text:h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Standard">Тип</text:p>
          </table:table-cell>
          <table:table-cell table:style-name="TableCell113">
            <text:p text:style-name="Standard">Размер, байты</text:p>
          </table:table-cell>
        </table:table-row>
        <table:table-row table:style-name="TableRow114">
          <table:table-cell table:style-name="TableCell115">
            <text:p text:style-name="Standard"><text:span text:style-name="T116">char</text:span></text:p>
          </table:table-cell>
          <table:table-cell table:style-name="TableCell117">
            <text:p text:style-name="P118">1</text:p>
          </table:table-cell>
        </table:table-row>
        <table:table-row table:style-name="TableRow119">
          <table:table-cell table:style-name="TableCell120">
            <text:p text:style-name="P121">int</text:p>
          </table:table-cell>
          <table:table-cell table:style-name="TableCell122">
            <text:p text:style-name="P123">4</text:p>
          </table:table-cell>
        </table:table-row>
        <table:table-row table:style-name="TableRow124">
          <table:table-cell table:style-name="TableCell125">
            <text:p text:style-name="P126">unsigned</text:p>
          </table:table-cell>
          <table:table-cell table:style-name="TableCell127">
            <text:p text:style-name="P128">4</text:p>
          </table:table-cell>
        </table:table-row>
        <table:table-row table:style-name="TableRow129">
          <table:table-cell table:style-name="TableCell130">
            <text:p text:style-name="P131">short int</text:p>
          </table:table-cell>
          <table:table-cell table:style-name="TableCell132">
            <text:p text:style-name="P133">2</text:p>
          </table:table-cell>
        </table:table-row>
        <table:table-row table:style-name="TableRow134">
          <table:table-cell table:style-name="TableCell135">
            <text:p text:style-name="Standard"><text:span text:style-name="T136">long int<text:s/></text:span></text:p>
          </table:table-cell>
          <table:table-cell table:style-name="TableCell137">
            <text:p text:style-name="P138">8</text:p>
          </table:table-cell>
        </table:table-row>
        <table:table-row table:style-name="TableRow139">
          <table:table-cell table:style-name="TableCell140">
            <text:p text:style-name="P141">long long</text:p>
          </table:table-cell>
          <table:table-cell table:style-name="TableCell142">
            <text:p text:style-name="P143">8</text:p>
          </table:table-cell>
        </table:table-row>
        <table:table-row table:style-name="TableRow144">
          <table:table-cell table:style-name="TableCell145">
            <text:p text:style-name="P146">int32_t</text:p>
          </table:table-cell>
          <table:table-cell table:style-name="TableCell147">
            <text:p text:style-name="P148">4</text:p>
          </table:table-cell>
        </table:table-row>
        <table:table-row table:style-name="TableRow149">
          <table:table-cell table:style-name="TableCell150">
            <text:p text:style-name="P151">int64_t</text:p>
          </table:table-cell>
          <table:table-cell table:style-name="TableCell152">
            <text:p text:style-name="P153">8</text:p>
          </table:table-cell>
        </table:table-row>
      </table:table>
      <text:h text:style-name="P154" text:outline-level="3">MacOS 15.3.1, gcc 14.2.0</text:h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Standard">Тип</text:p>
          </table:table-cell>
          <table:table-cell table:style-name="TableCell160">
            <text:p text:style-name="Standard">Размер, байты</text:p>
          </table:table-cell>
        </table:table-row>
        <table:table-row table:style-name="TableRow161">
          <table:table-cell table:style-name="TableCell162">
            <text:p text:style-name="Standard"><text:span text:style-name="T163">char</text:span></text:p>
          </table:table-cell>
          <table:table-cell table:style-name="TableCell164">
            <text:p text:style-name="P165">1</text:p>
          </table:table-cell>
        </table:table-row>
        <table:table-row table:style-name="TableRow166">
          <table:table-cell table:style-name="TableCell167">
            <text:p text:style-name="P168">int</text:p>
          </table:table-cell>
          <table:table-cell table:style-name="TableCell169">
            <text:p text:style-name="P170">4</text:p>
          </table:table-cell>
        </table:table-row>
        <table:table-row table:style-name="TableRow171">
          <table:table-cell table:style-name="TableCell172">
            <text:p text:style-name="P173">unsigned</text:p>
          </table:table-cell>
          <table:table-cell table:style-name="TableCell174">
            <text:p text:style-name="Обычный">4</text:p>
          </table:table-cell>
        </table:table-row>
        <table:table-row table:style-name="TableRow175">
          <table:table-cell table:style-name="TableCell176">
            <text:p text:style-name="P177">short int</text:p>
          </table:table-cell>
          <table:table-cell table:style-name="TableCell178">
            <text:p text:style-name="Обычный">2</text:p>
          </table:table-cell>
        </table:table-row>
        <table:table-row table:style-name="TableRow179">
          <table:table-cell table:style-name="TableCell180">
            <text:p text:style-name="Standard"><text:span text:style-name="T181">long int<text:s/></text:span></text:p>
          </table:table-cell>
          <table:table-cell table:style-name="TableCell182">
            <text:p text:style-name="Обычный">8</text:p>
          </table:table-cell>
        </table:table-row>
        <table:table-row table:style-name="TableRow183">
          <table:table-cell table:style-name="TableCell184">
            <text:p text:style-name="P185">long long</text:p>
          </table:table-cell>
          <table:table-cell table:style-name="TableCell186">
            <text:p text:style-name="Обычный">8</text:p>
          </table:table-cell>
        </table:table-row>
        <table:table-row table:style-name="TableRow187">
          <table:table-cell table:style-name="TableCell188">
            <text:p text:style-name="P189">int32_t</text:p>
          </table:table-cell>
          <table:table-cell table:style-name="TableCell190">
            <text:p text:style-name="Обычный">4</text:p>
          </table:table-cell>
        </table:table-row>
        <table:table-row table:style-name="TableRow191">
          <table:table-cell table:style-name="TableCell192">
            <text:p text:style-name="P193">int64_t</text:p>
          </table:table-cell>
          <table:table-cell table:style-name="TableCell194">
            <text:p text:style-name="Обычный">8</text:p>
          </table:table-cell>
        </table:table-row>
      </table:table>
      <text:h text:style-name="Заголовок2" text:outline-level="2">Задание 3</text:h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Обычный">Описание переменной</text:p>
          </table:table-cell>
          <table:table-cell table:style-name="TableCell200">
            <text:p text:style-name="Обычный">Представление в памяти</text:p>
          </table:table-cell>
        </table:table-row>
        <table:table-row table:style-name="TableRow201">
          <table:table-cell table:style-name="TableCell202">
            <text:p text:style-name="Обычный">char c1 = 'c';</text:p>
          </table:table-cell>
          <table:table-cell table:style-name="TableCell203">
            <text:p text:style-name="Обычный">0x63</text:p>
            <text:p text:style-name="Обычный"/>
          </table:table-cell>
        </table:table-row>
        <table:table-row table:style-name="TableRow204">
          <table:table-cell table:style-name="TableCell205">
            <text:p text:style-name="Обычный">char c2 = -100;</text:p>
          </table:table-cell>
          <table:table-cell table:style-name="TableCell206">
            <text:p text:style-name="Обычный">0x9c</text:p>
            <text:p text:style-name="Обычный"/>
          </table:table-cell>
        </table:table-row>
        <table:table-row table:style-name="TableRow207">
          <table:table-cell table:style-name="TableCell208">
            <text:p text:style-name="Обычный">int i1 = 21;</text:p>
          </table:table-cell>
          <table:table-cell table:style-name="TableCell209">
            <text:p text:style-name="Обычный">0x15 <text:s text:c="3"/>0x00 <text:s text:c="3"/>0x00 <text:s text:c="3"/>0x00</text:p>
          </table:table-cell>
        </table:table-row>
        <table:table-row table:style-name="TableRow210">
          <table:table-cell table:style-name="TableCell211">
            <text:p text:style-name="Обычный">int i2 = -93;</text:p>
          </table:table-cell>
          <table:table-cell table:style-name="TableCell212">
            <text:p text:style-name="Обычный">0xa3 <text:s text:c="3"/>0xff <text:s text:c="3"/>0xff <text:s text:c="3"/>0xff</text:p>
            <text:p text:style-name="Обычный"/>
          </table:table-cell>
        </table:table-row>
        <table:table-row table:style-name="TableRow213">
          <table:table-cell table:style-name="TableCell214">
            <text:p text:style-name="Обычный">unsigned u = 32;</text:p>
          </table:table-cell>
          <table:table-cell table:style-name="TableCell215">
            <text:p text:style-name="Обычный">0x20 <text:s text:c="3"/>0x00 <text:s text:c="3"/>0x00 <text:s text:c="3"/>0x00</text:p>
            <text:p text:style-name="Обычный"/>
          </table:table-cell>
        </table:table-row>
        <table:table-row table:style-name="TableRow216">
          <table:table-cell table:style-name="TableCell217">
            <text:p text:style-name="Обычный">short int si = 213;</text:p>
          </table:table-cell>
          <table:table-cell table:style-name="TableCell218">
            <text:p text:style-name="Обычный">0xd5 <text:s text:c="3"/>0x00</text:p>
            <text:p text:style-name="Обычный"/>
          </table:table-cell>
        </table:table-row>
        <table:table-row table:style-name="TableRow219">
          <table:table-cell table:style-name="TableCell220">
            <text:p text:style-name="Обычный">long int li = 23832;<text:s/></text:p>
          </table:table-cell>
          <table:table-cell table:style-name="TableCell221">
            <text:p text:style-name="Обычный">0x18 <text:s text:c="3"/>0x5d <text:s text:c="3"/>0x00 <text:s text:c="3"/>0x00 <text:s text:c="3"/>0x00 <text:s text:c="3"/>0x00 <text:s text:c="3"/>0x00 <text:s text:c="3"/>0x00</text:p>
            <text:p text:style-name="Обычный"/>
          </table:table-cell>
        </table:table-row>
        <table:table-row table:style-name="TableRow222">
          <table:table-cell table:style-name="TableCell223">
            <text:p text:style-name="Обычный">long long ll = 389284;</text:p>
          </table:table-cell>
          <table:table-cell table:style-name="TableCell224">
            <text:p text:style-name="Обычный">0xa4 <text:s text:c="3"/>0xf0 <text:s text:c="3"/>0x05 <text:s text:c="3"/>0x00 <text:s text:c="3"/>0x00 <text:s text:c="3"/>0x00 <text:s text:c="3"/>0x00 <text:s text:c="3"/>0x00</text:p>
          </table:table-cell>
        </table:table-row>
        <table:table-row table:style-name="TableRow225">
          <table:table-cell table:style-name="TableCell226">
            <text:p text:style-name="Обычный">int32_t i32 = 94032;</text:p>
          </table:table-cell>
          <table:table-cell table:style-name="TableCell227">
            <text:p text:style-name="Обычный">0x50 <text:s text:c="3"/>0x6f <text:s text:c="3"/>0x01 <text:s text:c="3"/>0x00</text:p>
          </table:table-cell>
        </table:table-row>
        <table:table-row table:style-name="TableRow228">
          <table:table-cell table:style-name="TableCell229">
            <text:p text:style-name="Обычный">int64_t i64 = 89283;</text:p>
          </table:table-cell>
          <table:table-cell table:style-name="TableCell230">
            <text:p text:style-name="Обычный">0xc3 <text:s text:c="3"/>0x5c <text:s text:c="3"/>0x01 <text:s text:c="3"/>0x00 <text:s text:c="3"/>0x00 <text:s text:c="3"/>0x00 <text:s text:c="3"/>0x00 <text:s text:c="3"/>0x00</text:p>
          </table:table-cell>
        </table:table-row>
      </table:table>
      <text:p text:style-name="Standard"/>
      <text:p text:style-name="Standard">Для записи используется<text:s/><text:span text:style-name="T231">Big</text:span>-<text:span text:style-name="T232">Endian</text:span>, поэтому первые байты заполнены, поэтому в приведенных небольших значениях первые байты заполнены, а последние остаются пустыми</text:p>
      <table:table table:style-name="Table233">
        <table:table-columns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Обычный">char c1 = 'c';</text:p>
          </table:table-cell>
          <table:table-cell table:style-name="TableCell238">
            <text:p text:style-name="Обычный"><text:span text:style-name="T239">0</text:span>x<text:span text:style-name="T240">63<text:s/></text:span><text:span text:style-name="T241">=</text:span><text:span text:style-name="T242"><text:s/>99</text:span><text:span text:style-name="T243">10</text:span><text:span text:style-name="T244"><text:s/>– код символа “</text:span>c<text:span text:style-name="T245">” в<text:s/></text:span>Unicode</text:p>
            <text:p text:style-name="P246"/>
          </table:table-cell>
        </table:table-row>
        <table:table-row table:style-name="TableRow247">
          <table:table-cell table:style-name="TableCell248">
            <text:p text:style-name="Обычный">char c2 = -100;</text:p>
          </table:table-cell>
          <table:table-cell table:style-name="TableCell249">
            <text:p text:style-name="Обычный"><text:span text:style-name="T250">0</text:span>x<text:span text:style-name="T251">9</text:span>c<text:span text:style-name="T252"><text:s/>– побитовая инверсия числа 100, прибавление к первому биту 1</text:span></text:p>
            <text:p text:style-name="P253"/>
          </table:table-cell>
        </table:table-row>
        <table:table-row table:style-name="TableRow254">
          <table:table-cell table:style-name="TableCell255">
            <text:p text:style-name="Обычный">int i1 = 21;</text:p>
          </table:table-cell>
          <table:table-cell table:style-name="TableCell256">
            <text:p text:style-name="Обычный"><text:span text:style-name="T257">0</text:span>x<text:span text:style-name="T258">15 <text:s text:c="3"/>0</text:span>x<text:span text:style-name="T259">00 <text:s text:c="3"/>0</text:span>x<text:span text:style-name="T260">00 <text:s text:c="3"/>0</text:span>x<text:span text:style-name="T261">00 переводиться в 10-ю системы счисления как 21</text:span></text:p>
          </table:table-cell>
        </table:table-row>
        <table:table-row table:style-name="TableRow262">
          <table:table-cell table:style-name="TableCell263">
            <text:p text:style-name="Обычный">int i2 = -93;</text:p>
          </table:table-cell>
          <table:table-cell table:style-name="TableCell264">
            <text:p text:style-name="Обычный"><text:span text:style-name="T265">0</text:span>xa<text:span text:style-name="T266">3 <text:s text:c="3"/>0</text:span>xff<text:span text:style-name="T267"><text:s text:c="4"/>0</text:span>xff<text:span text:style-name="T268"><text:s text:c="4"/>0</text:span>xff<text:span text:style-name="T269"><text:s/>для числа 93 производиться инверсия каждого бита, после чего к первому биту прибавляется 1</text:span></text:p>
            <text:p text:style-name="P270"/>
          </table:table-cell>
        </table:table-row>
        <table:table-row table:style-name="TableRow271">
          <table:table-cell table:style-name="TableCell272">
            <text:p text:style-name="Обычный">unsigned u = 32;</text:p>
          </table:table-cell>
          <table:table-cell table:style-name="TableCell273">
            <text:p text:style-name="Обычный"><text:span text:style-name="T274">0</text:span>x<text:span text:style-name="T275">20 <text:s text:c="3"/>0</text:span>x<text:span text:style-name="T276">00 <text:s text:c="3"/>0</text:span>x<text:span text:style-name="T277">00 <text:s text:c="3"/>0</text:span>x<text:span text:style-name="T278">00 – 16-я запись числа 32, нет бита отвечающего за знак числа</text:span></text:p>
            <text:p text:style-name="P279"/>
          </table:table-cell>
        </table:table-row>
        <table:table-row table:style-name="TableRow280">
          <table:table-cell table:style-name="TableCell281">
            <text:p text:style-name="Обычный">short int si = 213;</text:p>
          </table:table-cell>
          <table:table-cell table:style-name="TableCell282">
            <text:p text:style-name="Обычный"><text:span text:style-name="T283">0</text:span>xd<text:span text:style-name="T284">5 <text:s text:c="3"/>0</text:span>x<text:span text:style-name="T285">00 – 16-я запись числа 213</text:span></text:p>
            <text:p text:style-name="P286"/>
          </table:table-cell>
        </table:table-row>
        <table:table-row table:style-name="TableRow287">
          <table:table-cell table:style-name="TableCell288">
            <text:p text:style-name="Обычный">long int li = 23832;<text:s/></text:p>
          </table:table-cell>
          <table:table-cell table:style-name="TableCell289">
            <text:p text:style-name="Обычный"><text:span text:style-name="T290">0</text:span>x<text:span text:style-name="T291">18 <text:s text:c="3"/>0</text:span>x<text:span text:style-name="T292">5</text:span>d<text:span text:style-name="T293"><text:s text:c="4"/>0</text:span>x<text:span text:style-name="T294">00 <text:s text:c="3"/>0</text:span>x<text:span text:style-name="T295">00 <text:s text:c="3"/>0</text:span>x<text:span text:style-name="T296">00 <text:s text:c="3"/>0</text:span>x<text:span text:style-name="T297">00 <text:s text:c="3"/>0</text:span>x<text:span text:style-name="T298">00 <text:s text:c="3"/>0</text:span>x<text:span text:style-name="T299">00 – целое число использующее 8 байт</text:span></text:p>
            <text:p text:style-name="P300"/>
          </table:table-cell>
        </table:table-row>
        <table:table-row table:style-name="TableRow301">
          <table:table-cell table:style-name="TableCell302">
            <text:p text:style-name="Обычный">long long ll = 389284;</text:p>
          </table:table-cell>
          <table:table-cell table:style-name="TableCell303">
            <text:p text:style-name="Обычный"><text:span text:style-name="T304">0</text:span>xa<text:span text:style-name="T305">4 <text:s text:c="3"/>0</text:span>xf<text:span text:style-name="T306">0 <text:s text:c="3"/>0</text:span>x<text:span text:style-name="T307">05 <text:s text:c="3"/>0</text:span>x<text:span text:style-name="T308">00 <text:s text:c="3"/>0</text:span>x<text:span text:style-name="T309">00 <text:s text:c="3"/>0</text:span>x<text:span text:style-name="T310">00 <text:s text:c="3"/>0</text:span>x<text:span text:style-name="T311">00 <text:s text:c="3"/>0</text:span>x<text:span text:style-name="T312">00 – целое беззнаковое число, использующее 8 байт</text:span></text:p>
          </table:table-cell>
        </table:table-row>
        <table:table-row table:style-name="TableRow313">
          <table:table-cell table:style-name="TableCell314">
            <text:p text:style-name="Обычный">int32_t i32 = 94032;</text:p>
          </table:table-cell>
          <table:table-cell table:style-name="TableCell315">
            <text:p text:style-name="Обычный"><text:span text:style-name="T316">0</text:span>x<text:span text:style-name="T317">50 <text:s text:c="3"/>0</text:span>x<text:span text:style-name="T318">6</text:span>f<text:span text:style-name="T319"><text:s text:c="4"/>0</text:span>x<text:span text:style-name="T320">01 <text:s text:c="3"/>0</text:span>x<text:span text:style-name="T321">00 – целое число использующее 32 / 8 = 4 байт памяти</text:span></text:p>
          </table:table-cell>
        </table:table-row>
        <table:table-row table:style-name="TableRow322">
          <table:table-cell table:style-name="TableCell323">
            <text:p text:style-name="Обычный">int64_t i64 = 89283;</text:p>
          </table:table-cell>
          <table:table-cell table:style-name="TableCell324">
            <text:p text:style-name="Обычный"><text:span text:style-name="T325">0</text:span>xc<text:span text:style-name="T326">3 <text:s text:c="3"/>0</text:span>x<text:span text:style-name="T327">5</text:span>c<text:span text:style-name="T328"><text:s text:c="4"/>0</text:span>x<text:span text:style-name="T329">01 <text:s text:c="3"/>0</text:span>x<text:span text:style-name="T330">00 <text:s text:c="3"/>0</text:span>x<text:span text:style-name="T331">00 <text:s text:c="3"/>0</text:span>x<text:span text:style-name="T332">00 <text:s text:c="3"/>0</text:span>x<text:span text:style-name="T333">00 0</text:span>x<text:span text:style-name="T334">00 </text:span></text:p>
            <text:p text:style-name="P335">целое число использующее 64 / 8 = 8 байт памяти</text:p>
          </table:table-cell>
        </table:table-row>
      </table:table>
      <text:p text:style-name="Standard"/>
      <text:h text:style-name="Заголовок2" text:outline-level="2">Задание 4</text:h>
      <text:p text:style-name="Standard">Массив в Си представлен в виде последовательности байт</text:p>
      <text:p text:style-name="Код">0x7fffffffd8f0: 0x01 <text:s text:c="3"/>0x00 <text:s text:c="3"/>0x00 <text:s text:c="3"/>0x00 <text:s text:c="3"/>0x02 <text:s text:c="3"/>0x00 <text:s text:c="3"/>0x00 <text:s text:c="3"/>0x00</text:p>
      <text:p text:style-name="Код">0x7fffffffd8f8: 0x03 <text:s text:c="3"/>0x00 <text:s text:c="3"/>0x00 <text:s text:c="3"/>0x00 <text:s text:c="3"/>0x04 <text:s text:c="3"/>0x00 <text:s text:c="3"/>0x00 <text:s text:c="3"/>0x00</text:p>
      <text:p text:style-name="Код">0x7fffffffd900: 0x05 <text:s text:c="3"/>0x00 <text:s text:c="3"/>0x00 <text:s text:c="3"/>0x00 <text:s text:c="3"/>0x06 <text:s text:c="3"/>0x00 <text:s text:c="3"/>0x00 <text:s text:c="3"/>0x00</text:p>
      <text:p text:style-name="Код">0x7fffffffd908: 0x07 <text:s text:c="3"/>0x00 <text:s text:c="3"/>0x00 <text:s text:c="3"/>0x00 <text:s text:c="3"/>0x08 <text:s text:c="3"/>0x00 <text:s text:c="3"/>0x00 <text:s text:c="3"/>0x00</text:p>
      <text:p text:style-name="Код">0x7fffffffd910: 0x09 <text:s text:c="3"/>0x00 <text:s text:c="3"/>0x00 <text:s text:c="3"/>0x00 <text:s text:c="3"/>0x0a <text:s text:c="3"/>0x00 <text:s text:c="3"/>0x00 <text:s text:c="3"/>0x00</text:p>
      <text:p text:style-name="P336"/>
      <text:p text:style-name="P337">При инициализации указателя на массив получаем</text:p>
      <text:p text:style-name="Код">(gdb) info local</text:p>
      <text:p text:style-name="Код">arr = {1, 2, 3, 4, 5, 6, 7, 8, 9, 10}</text:p>
      <text:p text:style-name="Код">pb = 0x7fffffffd8f0</text:p>
      <text:p text:style-name="Код">(gdb) x /4xb &amp;arr</text:p>
      <text:p text:style-name="Код">0x7fffffffd8f0: 0x01 <text:s text:c="3"/>0x00 <text:s text:c="3"/>0x00 <text:s text:c="3"/>0x00</text:p>
      <text:p text:style-name="Standard">После прибавления 1 к указателю</text:p>
      <text:p text:style-name="Код">(gdb) info local</text:p>
      <text:p text:style-name="Код">arr = {1, 2, 3, 4, 5, 6, 7, 8, 9, 10}</text:p>
      <text:p text:style-name="Код">pb = 0x7fffffffd8f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Aptos Display" svg:font-family="Aptos Display" style:font-family-generic="swiss" style:font-pitch="variable" svg:panose-1="2 11 0 4 2 2 2 2 2 4"/>
    <style:font-face style:name="Andale Mono" svg:font-family="Andale Mono" style:font-family-generic="modern" style:font-pitch="fixed" svg:panose-1="2 11 5 9 0 0 0 0 0 4"/>
    <style:font-face style:name="Helvetica" svg:font-family="Helvetica" style:font-family-generic="system" style:font-pitch="variable" svg:panose-1="0 0 0 0 0 0 0 0 0 0"/>
    <style:font-face style:name="OpenSymbol" style:font-charset="x-symbol" svg:font-family="OpenSymbol" style:font-family-generic="system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25in" fo:margin-bottom="0.0555in"/>
      <style:text-properties style:font-name-asian="F" style:font-name-complex="F" fo:font-weight="bold" style:font-weight-asian="bold" fo:color="#000000" fo:font-size="18pt" style:font-size-asian="18pt" style:font-size-complex="2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-asian="F" style:font-name-complex="F" fo:font-weight="bold" style:font-weight-asian="bold" fo:color="#000000"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style:font-name-complex="F" fo:font-weight="bold" style:font-weight-asian="bold" fo:color="#000000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style:font-name-complex="F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style:font-name-complex="F" fo:color="#0F4761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-asian="F" style:font-name-complex="F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-asian="F" style:font-name-complex="F" fo:color="#595959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keep-together="always"/>
      <style:text-properties style:font-name-asian="F" style:font-name-complex="F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/>
      <style:text-properties style:font-name-asian="F" style:font-name-complex="F" fo:color="#272727" fo:hyphenate="false"/>
    </style:style>
    <style:style style:name="Обычный" style:display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size="14pt" style:font-size-asian="14pt" fo:language="en" fo:country="US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Заголовок" style:display-name="Заголовок" style:family="paragraph" style:parent-style-name="Standard" style:next-style-name="Standard">
      <style:paragraph-properties style:contextual-spacing="true" fo:margin-bottom="0.0555in"/>
      <style:text-properties style:font-name="Aptos Display" style:font-name-asian="F" style:font-name-complex="F" fo:letter-spacing="-0.0069in" fo:font-size="28pt" style:font-size-asian="28pt" style:font-size-complex="28pt" fo:hyphenate="false"/>
    </style:style>
    <style:style style:name="Подзаголовок" style:display-name="Подзаголовок" style:family="paragraph" style:parent-style-name="Standard" style:next-style-name="Standard">
      <style:paragraph-properties fo:margin-bottom="0.1111in"/>
      <style:text-properties style:font-name-asian="F" style:font-name-complex="F" fo:color="#595959" fo:letter-spacing="0.0104in" style:font-size-complex="14pt" fo:hyphenate="false"/>
    </style:style>
    <style:style style:name="Цитата2" style:display-name="Цитата 2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Выделеннаяцитата" style:display-name="Выделенная цитата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Times New Roman" style:font-name-asian="Times New Roman" style:font-name-complex="Times New Roman" fo:font-size="14pt" style:font-size-asian="14pt" fo:hyphenate="false"/>
    </style:style>
    <style:style style:name="Код" style:display-name="Код" style:family="paragraph">
      <style:paragraph-properties fo:widows="2" fo:orphans="2" fo:border="0.0138in solid #000000" fo:padding-top="0.0138in" fo:padding-left="0.0555in" fo:padding-bottom="0.0138in" fo:padding-right="0.0555in" style:shadow="none"/>
      <style:text-properties style:font-name="Andale Mono" style:font-name-asian="F" fo:color="#000000" fo:font-size="14pt" style:font-size-asian="14pt" style:font-size-complex="16pt" fo:hyphenate="false"/>
    </style:style>
    <style:style style:name="p1" style:display-name="p1" style:family="paragraph" style:parent-style-name="Standard">
      <style:paragraph-properties fo:text-align="start"/>
      <style:text-properties style:font-name="Helvetica" fo:color="#000000" style:letter-kerning="false" fo:font-size="12pt" style:font-size-asian="12pt" style:language-asian="ru" style:country-asian="RU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8pt" style:font-size-asian="18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F" style:font-name-complex="F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F" style:font-name-complex="F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F" style:font-name-complex="F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F" style:font-name-complex="F" fo:color="#272727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ПодзаголовокЗнак" style:display-name="Подзаголовок Знак" style:family="text" style:parent-style-name="Основнойшрифтабзаца">
      <style:text-properties style:font-name-asian="F" style:font-name-complex="F" fo:color="#595959" fo:letter-spacing="0.0104in" fo:font-size="14pt" style:font-size-asian="14pt" style:font-size-complex="14pt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" style:display-name="Стиль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2" style:display-name="Стиль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3" style:display-name="Стиль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suffix=")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2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2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text:list-style style:name="WWNum9" style:display-name="WWNum9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10" style:display-name="WWNum10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text:list-style style:name="WWNum11" style:display-name="WWNum1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mitriy Dudyrev</meta:initial-creator>
    <dc:creator>Dmitriy Dudyrev</dc:creator>
    <meta:creation-date>2025-02-27T11:54:00Z</meta:creation-date>
    <dc:date>2025-03-23T11:13:00Z</dc:date>
    <meta:template xlink:href="Normal.dotm" xlink:type="simple"/>
    <meta:editing-cycles>16</meta:editing-cycles>
    <meta:editing-duration>PT23700S</meta:editing-duration>
    <meta:user-defined meta:name="AppVersion">16.0000</meta:user-defined>
    <meta:document-statistic meta:page-count="4" meta:paragraph-count="12" meta:word-count="930" meta:character-count="6225" meta:row-count="44" meta:non-whitespace-character-count="5307"/>
  </office:meta>
</office:document-meta>
</file>